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style:text-line-through-style="solid" style:text-line-through-type="single" officeooo:rsid="15ad630e" officeooo:paragraph-rsid="15ad630e"/>
    </style:style>
    <style:style style:name="P3" style:family="paragraph" style:parent-style-name="Text_20_body">
      <style:text-properties officeooo:rsid="15b27a6f" officeooo:paragraph-rsid="15b27a6f"/>
    </style:style>
    <style:style style:name="P4" style:family="paragraph" style:parent-style-name="Text_20_body">
      <style:text-properties style:text-line-through-style="none" style:text-line-through-type="none" officeooo:rsid="15af3f4a" officeooo:paragraph-rsid="15af3f4a"/>
    </style:style>
    <style:style style:name="P5" style:family="paragraph" style:parent-style-name="Text_20_body">
      <style:text-properties style:text-line-through-style="none" style:text-line-through-type="none" officeooo:rsid="15b132d3" officeooo:paragraph-rsid="15b132d3"/>
    </style:style>
    <style:style style:name="P6" style:family="paragraph" style:parent-style-name="Text_20_body">
      <style:text-properties style:text-line-through-style="none" style:text-line-through-type="none" officeooo:rsid="15b402ac" officeooo:paragraph-rsid="15b402ac"/>
    </style:style>
    <style:style style:name="P7" style:family="paragraph" style:parent-style-name="Text_20_body">
      <style:text-properties officeooo:rsid="15b66603" officeooo:paragraph-rsid="15b66603"/>
    </style:style>
    <style:style style:name="P8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2pt" officeooo:rsid="15ad630e" officeooo:paragraph-rsid="15ad630e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60pt" fo:font-weight="bold" officeooo:rsid="15ad630e" officeooo:paragraph-rsid="15ad630e" style:font-size-asian="60pt" style:font-weight-asian="bold" style:font-size-complex="60pt" style:font-weight-complex="bold"/>
    </style:style>
    <style:style style:name="P14" style:family="paragraph" style:parent-style-name="Standard">
      <style:paragraph-properties fo:text-align="center" style:justify-single-word="false" fo:break-before="page"/>
    </style:style>
    <style:style style:name="P1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" style:family="paragraph" style:parent-style-name="Heading_20_3">
      <style:text-properties officeooo:rsid="15bbf742" officeooo:paragraph-rsid="15bbf742"/>
    </style:style>
    <style:style style:name="P18" style:family="paragraph" style:parent-style-name="Heading_20_1">
      <style:paragraph-properties fo:break-before="page"/>
      <style:text-properties officeooo:paragraph-rsid="13c897d6"/>
    </style:style>
    <style:style style:name="P19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20" style:family="paragraph" style:parent-style-name="Text_20_body" style:list-style-name="L1">
      <style:text-properties style:text-line-through-style="none" style:text-line-through-type="none" officeooo:rsid="15b132d3" officeooo:paragraph-rsid="15b132d3"/>
    </style:style>
    <style:style style:name="P21" style:family="paragraph" style:parent-style-name="Text_20_body" style:list-style-name="L2">
      <style:text-properties style:text-line-through-style="none" style:text-line-through-type="none" officeooo:rsid="15b5fa3f" officeooo:paragraph-rsid="15b402ac"/>
    </style:style>
    <style:style style:name="P22" style:family="paragraph" style:parent-style-name="Text_20_body" style:list-style-name="L3">
      <style:text-properties officeooo:rsid="15b66603" officeooo:paragraph-rsid="15b66603"/>
    </style:style>
    <style:style style:name="P23" style:family="paragraph" style:parent-style-name="Text_20_body" style:list-style-name="L4">
      <style:text-properties officeooo:rsid="15b66603" officeooo:paragraph-rsid="15b66603"/>
    </style:style>
    <style:style style:name="P24" style:family="paragraph" style:parent-style-name="Text_20_body">
      <style:text-properties officeooo:rsid="15b700ee" officeooo:paragraph-rsid="15b700ee"/>
    </style:style>
    <style:style style:name="P25" style:family="paragraph" style:parent-style-name="Text_20_body" style:list-style-name="L5">
      <style:text-properties officeooo:rsid="15b700ee" officeooo:paragraph-rsid="15b700ee"/>
    </style:style>
    <style:style style:name="P26" style:family="paragraph" style:parent-style-name="Text_20_body" style:list-style-name="L6">
      <style:text-properties officeooo:rsid="15b700ee" officeooo:paragraph-rsid="15b700ee"/>
    </style:style>
    <style:style style:name="P27" style:family="paragraph" style:parent-style-name="Text_20_body" style:list-style-name="L7">
      <style:text-properties officeooo:rsid="15b700ee" officeooo:paragraph-rsid="15b700ee"/>
    </style:style>
    <style:style style:name="P28" style:family="paragraph" style:parent-style-name="Text_20_body" style:list-style-name="L8">
      <style:text-properties officeooo:rsid="15b700ee" officeooo:paragraph-rsid="15b700ee"/>
    </style:style>
    <style:style style:name="P29" style:family="paragraph" style:parent-style-name="Text_20_body" style:list-style-name="L7">
      <style:text-properties officeooo:paragraph-rsid="15b700ee"/>
    </style:style>
    <style:style style:name="P30" style:family="paragraph" style:parent-style-name="Text_20_body">
      <style:text-properties officeooo:rsid="15ba33a0" officeooo:paragraph-rsid="15ba33a0"/>
    </style:style>
    <style:style style:name="P31" style:family="paragraph" style:parent-style-name="Text_20_body" style:list-style-name="L9"/>
    <style:style style:name="P32" style:family="paragraph" style:parent-style-name="Text_20_body">
      <style:text-properties officeooo:rsid="15bbf742" officeooo:paragraph-rsid="15bbf742"/>
    </style:style>
    <style:style style:name="P33" style:family="paragraph" style:parent-style-name="Text_20_body" style:list-style-name="L10">
      <style:text-properties officeooo:rsid="15bbf742" officeooo:paragraph-rsid="15bbf742"/>
    </style:style>
    <style:style style:name="P34" style:family="paragraph" style:parent-style-name="Text_20_body" style:list-style-name="L10">
      <style:text-properties officeooo:rsid="15be9d84" officeooo:paragraph-rsid="15be9d84"/>
    </style:style>
    <style:style style:name="P35" style:family="paragraph" style:parent-style-name="Text_20_body" style:list-style-name="L10">
      <style:text-properties fo:font-style="normal" officeooo:rsid="15bf3a3e" officeooo:paragraph-rsid="15bf3a3e" style:font-style-asian="normal" style:font-style-complex="normal"/>
    </style:style>
    <style:style style:name="P36" style:family="paragraph" style:parent-style-name="Text_20_body" style:list-style-name="L10">
      <style:text-properties fo:font-style="normal" officeooo:rsid="15ccbd23" officeooo:paragraph-rsid="15ccbd23" style:font-style-asian="normal" style:font-style-complex="normal"/>
    </style:style>
    <style:style style:name="P37" style:family="paragraph" style:parent-style-name="Text_20_body" style:list-style-name="L10">
      <style:text-properties fo:font-style="normal" officeooo:rsid="15cde766" officeooo:paragraph-rsid="15cde766" style:font-style-asian="normal" style:font-style-complex="normal"/>
    </style:style>
    <style:style style:name="P38" style:family="paragraph" style:parent-style-name="Text_20_body" style:list-style-name="L11">
      <style:text-properties officeooo:rsid="15c03671" officeooo:paragraph-rsid="15c03671"/>
    </style:style>
    <style:style style:name="P39" style:family="paragraph" style:parent-style-name="Text_20_body" style:list-style-name="L12">
      <style:text-properties officeooo:rsid="15c03671" officeooo:paragraph-rsid="15c03671"/>
    </style:style>
    <style:style style:name="P40" style:family="paragraph" style:parent-style-name="Text_20_body" style:list-style-name="L12">
      <style:text-properties officeooo:rsid="15c0c263" officeooo:paragraph-rsid="15c0c263"/>
    </style:style>
    <style:style style:name="P41" style:family="paragraph" style:parent-style-name="Text_20_body" style:list-style-name="L12">
      <style:text-properties officeooo:rsid="15c3f614" officeooo:paragraph-rsid="15c3f614"/>
    </style:style>
    <style:style style:name="P42" style:family="paragraph" style:parent-style-name="Text_20_body" style:list-style-name="L11">
      <style:text-properties officeooo:rsid="15c3f614" officeooo:paragraph-rsid="15c3f614"/>
    </style:style>
    <style:style style:name="P43" style:family="paragraph" style:parent-style-name="Text_20_body" style:list-style-name="L11">
      <style:text-properties officeooo:rsid="15c4a4df" officeooo:paragraph-rsid="15c4a4df"/>
    </style:style>
    <style:style style:name="P44" style:family="paragraph" style:parent-style-name="Text_20_body" style:list-style-name="L11">
      <style:text-properties officeooo:rsid="15c5b086" officeooo:paragraph-rsid="15c5b086"/>
    </style:style>
    <style:style style:name="P45" style:family="paragraph" style:parent-style-name="Text_20_body" style:list-style-name="L11">
      <style:text-properties officeooo:rsid="15c66b89" officeooo:paragraph-rsid="15c66b89"/>
    </style:style>
    <style:style style:name="P46" style:family="paragraph" style:parent-style-name="Text_20_body" style:list-style-name="L11">
      <style:text-properties officeooo:rsid="15c66b89" officeooo:paragraph-rsid="15c9d370"/>
    </style:style>
    <style:style style:name="P47" style:family="paragraph" style:parent-style-name="Text_20_body" style:list-style-name="L9">
      <style:text-properties officeooo:rsid="15c66b89" officeooo:paragraph-rsid="15c66b89"/>
    </style:style>
    <style:style style:name="P48" style:family="paragraph" style:parent-style-name="Text_20_body" style:list-style-name="L11">
      <style:text-properties officeooo:rsid="15c79c1d" officeooo:paragraph-rsid="15c9d370"/>
    </style:style>
    <style:style style:name="P49" style:family="paragraph" style:parent-style-name="Text_20_body" style:list-style-name="L11">
      <style:text-properties officeooo:rsid="15c9d370" officeooo:paragraph-rsid="15c9d370"/>
    </style:style>
    <style:style style:name="P50" style:family="paragraph" style:parent-style-name="Text_20_body" style:list-style-name="L11">
      <style:text-properties officeooo:rsid="15cb57ba" officeooo:paragraph-rsid="15cb57ba"/>
    </style:style>
    <style:style style:name="P51" style:family="paragraph" style:parent-style-name="Text_20_body" style:list-style-name="L10">
      <style:text-properties officeooo:paragraph-rsid="15ccbd23"/>
    </style:style>
    <style:style style:name="P52" style:family="paragraph" style:parent-style-name="Text_20_body" style:list-style-name="L10">
      <style:text-properties officeooo:rsid="15ccbd23" officeooo:paragraph-rsid="15ccbd23"/>
    </style:style>
    <style:style style:name="P53" style:family="paragraph" style:parent-style-name="Text_20_body" style:list-style-name="L10">
      <style:text-properties officeooo:rsid="15cde766" officeooo:paragraph-rsid="15cde766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15af3f4a"/>
    </style:style>
    <style:style style:name="T3" style:family="text">
      <style:text-properties officeooo:rsid="15ad630e"/>
    </style:style>
    <style:style style:name="T4" style:family="text">
      <style:text-properties officeooo:rsid="15b700e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15bdc8a0" style:font-style-asian="italic" style:font-style-complex="italic"/>
    </style:style>
    <style:style style:name="T7" style:family="text">
      <style:text-properties officeooo:rsid="15ba33a0"/>
    </style:style>
    <style:style style:name="T8" style:family="text">
      <style:text-properties officeooo:rsid="15bdc8a0"/>
    </style:style>
    <style:style style:name="T9" style:family="text">
      <style:text-properties officeooo:rsid="15bf3a3e"/>
    </style:style>
    <style:style style:name="T10" style:family="text">
      <style:text-properties officeooo:rsid="15c20d12"/>
    </style:style>
    <style:style style:name="T11" style:family="text">
      <style:text-properties officeooo:rsid="15c5b086"/>
    </style:style>
    <style:style style:name="T12" style:family="text">
      <style:text-properties officeooo:rsid="15c833ed"/>
    </style:style>
    <style:style style:name="T13" style:family="text">
      <style:text-properties officeooo:rsid="15cbc30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15ccbd23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Text_20_body"/>
      <text:p text:style-name="Text_20_body"/>
      <text:p text:style-name="P13">Dračák</text:p>
      <text:p text:style-name="P8"/>
      <text:p text:style-name="P8"/>
      <text:p text:style-name="P11">podle staré školy</text:p>
      <text:p text:style-name="P9"/>
      <text:p text:style-name="P10">Poznámky k <text:span text:style-name="T3">outdoor sandbox-like settingu</text:span></text:p>
      <text:p text:style-name="P9"/>
      <text:p text:style-name="P9"/>
      <text:p text:style-name="P9"/>
      <text:p text:style-name="P9"/>
      <text:p text:style-name="P12"/>
      <text:p text:style-name="P1"/>
      <text:p text:style-name="P1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5"><text:a xlink:type="simple" xlink:href="#__RefHeading___Toc241_443151022" text:style-name="Internet_20_link" text:visited-style-name="Internet_20_link">Poznámky k první session</text:a><text:tab/>2</text:p>
          <text:p text:style-name="P16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8" text:outline-level="1">TODO</text:h>
      <text:p text:style-name="P3">(Jako obvyke – rewards first.)</text:p>
      <text:p text:style-name="P2"><text:span text:style-name="T2">TODO: </text:span><text:span text:style-name="T1">Zvířata (karty) na morfování pro druida </text:span><text:span text:style-name="T2">(v podstatě reward)</text:span><text:span text:style-name="T1">.</text:span></text:p>
      <text:p text:style-name="P4">TODO: Random encountery při cestování divočinou.</text:p>
      <text:p text:style-name="P5">TODO: Magic item shop.</text:p>
      <text:list xml:id="list1863994228" text:style-name="L1">
        <text:list-item>
          <text:p text:style-name="P20">Nějakej wizzard, kterej bude prodávat svitky s kouzly.</text:p>
        </text:list-item>
      </text:list>
      <text:p text:style-name="P6">IDEA: Že by už byl artefaktovej meč ve hře?</text:p>
      <text:list xml:id="list3074744106" text:style-name="L2">
        <text:list-item>
          <text:p text:style-name="P21">Asi proč ne, Zejád by mohl mít sen. Jestli teda budou v průběhu dungeonu vůbec potřebovat spát...</text:p>
        </text:list-item>
      </text:list>
      <text:h text:style-name="Heading_20_1" text:outline-level="1">Přepadení karavany</text:h>
      <text:p text:style-name="P7">Přeživší:</text:p>
      <text:p text:style-name="P7">Anea</text:p>
      <text:list xml:id="list2944029666" text:style-name="L3">
        <text:list-item>
          <text:p text:style-name="P22">Mladá elfka, lučištnice. Dlouhé, černé vlasy.</text:p>
        </text:list-item>
        <text:list-item>
          <text:p text:style-name="P22">Má v karavaně podíl. Zbylí dva podílníci jsou mrtví, takže bude chtít karavanu převzít. Hejl se bude cukat.</text:p>
        </text:list-item>
      </text:list>
      <text:p text:style-name="P7">Hejl</text:p>
      <text:list xml:id="list2316185783" text:style-name="L4">
        <text:list-item>
          <text:p text:style-name="P23">Člověk, žoldák, zjizvená levá tvář (od ohně).</text:p>
        </text:list-item>
        <text:list-item>
          <text:p text:style-name="P23">Není to úplnej zbabělec (to by se k týhle karavaně nikdy nepřidal).</text:p>
        </text:list-item>
      </text:list>
      <text:h text:style-name="Heading_20_3" text:outline-level="3"><text:soft-page-break/>Gersonova kumpanie</text:h>
      <text:p text:style-name="P24">Seržant Pařez</text:p>
      <text:list xml:id="list3422503514" text:style-name="L8">
        <text:list-item>
          <text:p text:style-name="P28">barbar, pořádnej pořez</text:p>
        </text:list-item>
        <text:list-item>
          <text:p text:style-name="P28">těžká zbroj, obouručák</text:p>
        </text:list-item>
        <text:list-item>
          <text:p text:style-name="P28">hlubokej hlas, zarostlej (po celym těle)</text:p>
        </text:list-item>
      </text:list>
      <text:p text:style-name="P24">Trpaslický pyrofor Fousáč</text:p>
      <text:list xml:id="list3212341904" text:style-name="L5">
        <text:list-item>
          <text:p text:style-name="P25">Ohnivé hlíny, granáty</text:p>
        </text:list-item>
      </text:list>
      <text:p text:style-name="P24">Vědma Kíré</text:p>
      <text:list xml:id="list2212696341" text:style-name="L6">
        <text:list-item>
          <text:p text:style-name="P26">Hodně stará elfka, předpovídá budoucnost, vaří léčivé lektvary</text:p>
        </text:list-item>
      </text:list>
      <text:p text:style-name="P24">Bratrstvo bojových mágů</text:p>
      <text:list xml:id="list2531804694" text:style-name="L7">
        <text:list-item>
          <text:p text:style-name="P29"><text:span text:style-name="T4">Vede ho kouzelník Agrot</text:span></text:p>
          <text:list>
            <text:list-item>
              <text:p text:style-name="P27">Starý kudůk s pokřivenými hnáty (prý kletba nějakého démona)</text:p>
            </text:list-item>
            <text:list-item>
              <text:p text:style-name="P27">Umí blesky všech druhů a <text:span text:style-name="T5">ohnivou kouli</text:span></text:p>
            </text:list-item>
          </text:list>
        </text:list-item>
        <text:list-item>
          <text:p text:style-name="P27">Má zatím 5 noviců (2 elfové, člověk, trpaslík a hobitka)</text:p>
        </text:list-item>
        <text:list-item>
          <text:p text:style-name="P27">Mají „stupně zasvěcení“, na každém se učí novou barvu blesků</text:p>
        </text:list-item>
      </text:list>
      <text:h text:style-name="P17" text:outline-level="3">Kanci</text:h>
      <text:p text:style-name="P30">Nejsilnější kmen ve Vadorské oblasti. Přes léto provádějí zhruba 3 nájezdy do různých směrů.</text:p>
      <text:list xml:id="list2501182944" text:style-name="L9">
        <text:list-item>
          <text:p text:style-name="P31">Kančí kel <text:span text:style-name="T7">(vojevůdce)</text:span></text:p>
        </text:list-item>
        <text:list-item>
          <text:p text:style-name="P47"><text:soft-page-break/>Vyznávají Nergala (mutace)</text:p>
        </text:list-item>
      </text:list>
      <text:h text:style-name="Heading_20_3" text:outline-level="3">Vlci</text:h>
      <text:list xml:id="list2469600027" text:style-name="L12">
        <text:list-item>
          <text:p text:style-name="P39"><text:span text:style-name="T12">Chovají líté</text:span> vl<text:span text:style-name="T12">ky (jezdí na nich jen goblini, orky neunesou)</text:span></text:p>
          <text:list>
            <text:list-item>
              <text:p text:style-name="P39">Tohle je kmen, který přepadl karavanu</text:p>
            </text:list-item>
            <text:list-item>
              <text:p text:style-name="P40"><text:span text:style-name="T10">Původně goblini, o</text:span>vládli je <text:span text:style-name="T10">ale</text:span> orkové (zřejmě odpadlíci od Kanců?)</text:p>
            </text:list-item>
            <text:list-item>
              <text:p text:style-name="P41">Sbalej se a odmigrujou hlouběji do divočiny</text:p>
            </text:list-item>
          </text:list>
        </text:list-item>
      </text:list>
      <text:h text:style-name="Heading_20_3" text:outline-level="3">Sovy</text:h>
      <text:list xml:id="list2559747215" text:style-name="L11">
        <text:list-item>
          <text:p text:style-name="P38">Šamani Orokvy</text:p>
          <text:list>
            <text:list-item>
              <text:p text:style-name="P38">Netopýři, sovy, vidění ve tmě, magická tma, mrazivá kouzla</text:p>
            </text:list-item>
            <text:list-item>
              <text:p text:style-name="P42">Jeskyně</text:p>
              <text:list>
                <text:list-item>
                  <text:p text:style-name="P44">Kmen se do nich ukryje v případě útoku</text:p>
                </text:list-item>
                <text:list-item>
                  <text:p text:style-name="P43">Oltáře <text:span text:style-name="T11">O</text:span>rokvy</text:p>
                </text:list-item>
                <text:list-item>
                  <text:p text:style-name="P48">Zamrzlé podzemní jezero</text:p>
                </text:list-item>
                <text:list-item>
                  <text:p text:style-name="P43">Mísy, ze kterých bude „kouřit“ magická tma</text:p>
                  <text:list>
                    <text:list-item>
                      <text:p text:style-name="P43">Je to nějaká alchymie, recept se dá naučit</text:p>
                    </text:list-item>
                  </text:list>
                </text:list-item>
                <text:list-item>
                  <text:p text:style-name="P46">Nestvůry:</text:p>
                  <text:list>
                    <text:list-item>
                      <text:p text:style-name="P46">Stíny vysávající Sílu (za úspěchy)</text:p>
                    </text:list-item>
                    <text:list-item>
                      <text:p text:style-name="P45">Vampire bats (když se zakousnou, drainují hpčka)</text:p>
                    </text:list-item>
                    <text:list-item>
                      <text:p text:style-name="P49"><text:soft-page-break/>Mrazivý had</text:p>
                    </text:list-item>
                    <text:list-item>
                      <text:p text:style-name="P49">Nemrtví (zombie, paralytičtí ghůlové)</text:p>
                    </text:list-item>
                  </text:list>
                </text:list-item>
              </text:list>
            </text:list-item>
            <text:list-item>
              <text:p text:style-name="P50">Poklady</text:p>
              <text:list>
                <text:list-item>
                  <text:p text:style-name="P50">Většinou stříbro</text:p>
                  <text:list>
                    <text:list-item>
                      <text:p text:style-name="P50">Sošky (hlavně Orokvy), náramky, náhrdelníky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Harpyje</text:h>
      <text:p text:style-name="P32">Goblinský kmen, šamani Nhary</text:p>
      <text:list xml:id="list811546258" text:style-name="L10">
        <text:list-item>
          <text:p text:style-name="P33">kouzla: <text:span text:style-name="T5">slepota</text:span>, <text:span text:style-name="T5">halucinace</text:span>, <text:span text:style-name="T5">strach</text:span>, <text:span text:style-name="T5">bolest</text:span>, <text:span text:style-name="T6">paranoia</text:span><text:span text:style-name="T8"> (nerozezná přítele)</text:span></text:p>
          <text:list>
            <text:list-item>
              <text:p text:style-name="P53">Proměna v harpyji s tváří goblina (jen tři nejmocnější šamani)</text:p>
            </text:list-item>
          </text:list>
        </text:list-item>
        <text:list-item>
          <text:p text:style-name="P34"><text:span text:style-name="T9">R</text:span>ituální kouzla s působením několik dní: <text:span text:style-name="T5">noční můry</text:span>, <text:span text:style-name="T5">kleptománie</text:span>, <text:span text:style-name="T5">hamižnost</text:span></text:p>
          <text:list>
            <text:list-item>
              <text:p text:style-name="P35">Goblini vždycky očarují nějaký předmět, typicky něco cenného <text:span text:style-name="T13">(rituálně vyhlížejícího – zlaté misky, sošky. Samozřejmě fake – jsou jen pozlacené)</text:span>. Kdo to pak najde, podlehne zlému vlivu</text:p>
            </text:list-item>
          </text:list>
        </text:list-item>
        <text:list-item>
          <text:p text:style-name="P36">Prostředí</text:p>
          <text:list>
            <text:list-item>
              <text:p text:style-name="P36">les plný pavoučích sítí</text:p>
              <text:list>
                <text:list-item>
                  <text:p text:style-name="P36">Jsou tam jen tři obří pavouci, o které se goblini pečlivě starají. Zbytek jsou iluze</text:p>
                </text:list-item>
                <text:list-item>
                  <text:p text:style-name="P37">někde uprostřed je svatyně</text:p>
                </text:list-item>
                <text:list-item>
                  <text:p text:style-name="P37">a doupě tří obřích pavouků (skutečných)</text:p>
                </text:list-item>
              </text:list>
            </text:list-item>
            <text:list-item>
              <text:p text:style-name="P36"><text:soft-page-break/>iluze</text:p>
              <text:list>
                <text:list-item>
                  <text:p text:style-name="P36">iluzorní nestvůry (spousta obřích pavouků na větvích stromů, iluzorní černí panteři)</text:p>
                </text:list-item>
              </text:list>
            </text:list-item>
          </text:list>
        </text:list-item>
        <text:list-item>
          <text:p text:style-name="P51"><text:span text:style-name="T15">Poklady</text:span></text:p>
          <text:list>
            <text:list-item>
              <text:p text:style-name="P52"><text:span text:style-name="T14">Nejstarší šaman má zlaté obřadní náramky</text:span></text:p>
            </text:list-item>
          </text:list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24T14:42:53.905000000</dc:date>
    <meta:print-date>2113-01-01T00:00:00</meta:print-date>
    <meta:editing-cycles>10541</meta:editing-cycles>
    <meta:editing-duration>P32DT10H39M40S</meta:editing-duration>
    <meta:generator>LibreOffice/6.0.5.2$Windows_X86_64 LibreOffice_project/54c8cbb85f300ac59db32fe8a675ff7683cd5a16</meta:generator>
    <meta:document-statistic meta:table-count="0" meta:image-count="0" meta:object-count="0" meta:page-count="7" meta:paragraph-count="79" meta:word-count="481" meta:character-count="2858" meta:non-whitespace-character-count="2504"/>
  </office:meta>
</office:document-meta>
</file>